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72f7" officeooo:paragraph-rsid="00167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 FONCTIONNEMENT <text:s/>(liason avec la base de donnée, affichage élément de la base de donnée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6:33:28.816925524</meta:creation-date>
    <dc:date>2018-06-09T16:35:59.812577679</dc:date>
    <meta:editing-duration>PT2M31S</meta:editing-duration>
    <meta:editing-cycles>1</meta:editing-cycles>
    <meta:document-statistic meta:table-count="0" meta:image-count="0" meta:object-count="0" meta:page-count="1" meta:paragraph-count="1" meta:word-count="16" meta:character-count="97" meta:non-whitespace-character-count="81"/>
    <meta:generator>LibreOffice/5.1.6.2$Linux_X86_64 LibreOffice_project/10m0$Build-2</meta:generator>
  </office:meta>
</office:document-meta>
</file>